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Comma" style:data-style-name="N112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1" table:number-columns-repeated="2" table:default-cell-style-name="ce2"/>
        <table:table-row table:style-name="ro1">
          <table:table-cell table:style-name="Default"/>
          <table:table-cell table:style-name="ce2" office:value-type="string" office:string-value="CLO" calcext:value-type="string">
            <text:p><text:s/>CLO </text:p>
          </table:table-cell>
          <table:table-cell table:style-name="ce2" office:value-type="string" office:string-value="RLO" calcext:value-type="string">
            <text:p><text:s/>RLO </text:p>
          </table:table-cell>
          <table:table-cell table:style-name="ce2" office:value-type="string" office:string-value="RRU" calcext:value-type="string">
            <text:p><text:s/>RRU </text:p>
          </table:table-cell>
          <table:table-cell table:style-name="ce2" office:value-type="string" office:string-value="JGZ" calcext:value-type="string">
            <text:p><text:s/>JGZ </text:p>
          </table:table-cell>
          <table:table-cell table:number-columns-repeated="2"/>
        </table:table-row>
        <table:table-row table:style-name="ro1">
          <table:table-cell office:value-type="string" office:string-value="C3" calcext:value-type="string">
            <text:p><text:s/>C3 </text:p>
          </table:table-cell>
          <table:table-cell office:value-type="float" office:value="0.06461864" calcext:value-type="float">
            <text:p><text:s/>0.065 <text:s text:c="3"/></text:p>
          </table:table-cell>
          <table:table-cell office:value-type="float" office:value="0.2222222" calcext:value-type="float">
            <text:p><text:s/>0.222 <text:s text:c="3"/></text:p>
          </table:table-cell>
          <table:table-cell office:value-type="float" office:value="0.22222222" calcext:value-type="float">
            <text:p><text:s/>0.222 <text:s text:c="3"/></text:p>
          </table:table-cell>
          <table:table-cell office:value-type="float" office:value="0.047224524" calcext:value-type="float">
            <text:p><text:s/>0.047 <text:s text:c="3"/></text:p>
          </table:table-cell>
          <table:table-cell table:formula="of:=AVERAGE([.B2:.E2])" office:value-type="float" office:value="0.139071896" calcext:value-type="float">
            <text:p><text:s/>0.139 <text:s text:c="3"/></text:p>
          </table:table-cell>
          <table:table-cell table:formula="of:=COM.MICROSOFT.STDEV.S([.B2:.E2])" office:value-type="float" office:value="0.0962759514951775" calcext:value-type="float">
            <text:p><text:s/>0.096 <text:s text:c="3"/></text:p>
          </table:table-cell>
        </table:table-row>
        <table:table-row table:style-name="ro1">
          <table:table-cell office:value-type="string" office:string-value="C4" calcext:value-type="string">
            <text:p><text:s/>C4 </text:p>
          </table:table-cell>
          <table:table-cell office:value-type="float" office:value="0.04237288" calcext:value-type="float">
            <text:p><text:s/>0.042 <text:s text:c="3"/></text:p>
          </table:table-cell>
          <table:table-cell office:value-type="float" office:value="0.2068558" calcext:value-type="float">
            <text:p><text:s/>0.207 <text:s text:c="3"/></text:p>
          </table:table-cell>
          <table:table-cell office:value-type="float" office:value="0.23913043" calcext:value-type="float">
            <text:p><text:s/>0.239 <text:s text:c="3"/></text:p>
          </table:table-cell>
          <table:table-cell office:value-type="float" office:value="0.038939519" calcext:value-type="float">
            <text:p><text:s/>0.039 <text:s text:c="3"/></text:p>
          </table:table-cell>
          <table:table-cell table:formula="of:=AVERAGE([.B3:.E3])" office:value-type="float" office:value="0.13182465725" calcext:value-type="float">
            <text:p><text:s/>0.132 <text:s text:c="3"/></text:p>
          </table:table-cell>
          <table:table-cell table:formula="of:=COM.MICROSOFT.STDEV.S([.B3:.E3])" office:value-type="float" office:value="0.10610289127187" calcext:value-type="float">
            <text:p><text:s/>0.106 <text:s text:c="3"/></text:p>
          </table:table-cell>
        </table:table-row>
        <table:table-row table:style-name="ro1">
          <table:table-cell office:value-type="string" office:string-value="CZ" calcext:value-type="string">
            <text:p><text:s/>CZ </text:p>
          </table:table-cell>
          <table:table-cell office:value-type="float" office:value="0.0625" calcext:value-type="float">
            <text:p><text:s/>0.063 <text:s text:c="3"/></text:p>
          </table:table-cell>
          <table:table-cell office:value-type="float" office:value="0.1973995" calcext:value-type="float">
            <text:p><text:s/>0.197 <text:s text:c="3"/></text:p>
          </table:table-cell>
          <table:table-cell office:value-type="float" office:value="0.1763285" calcext:value-type="float">
            <text:p><text:s/>0.176 <text:s text:c="3"/></text:p>
          </table:table-cell>
          <table:table-cell office:value-type="float" office:value="0.052195526" calcext:value-type="float">
            <text:p><text:s/>0.052 <text:s text:c="3"/></text:p>
          </table:table-cell>
          <table:table-cell table:formula="of:=AVERAGE([.B4:.E4])" office:value-type="float" office:value="0.1221058815" calcext:value-type="float">
            <text:p><text:s/>0.122 <text:s text:c="3"/></text:p>
          </table:table-cell>
          <table:table-cell table:formula="of:=COM.MICROSOFT.STDEV.S([.B4:.E4])" office:value-type="float" office:value="0.0753868694564876" calcext:value-type="float">
            <text:p><text:s/>0.075 <text:s text:c="3"/></text:p>
          </table:table-cell>
        </table:table-row>
        <table:table-row table:style-name="ro1">
          <table:table-cell office:value-type="string" office:string-value="F3" calcext:value-type="string">
            <text:p><text:s/>F3 </text:p>
          </table:table-cell>
          <table:table-cell office:value-type="float" office:value="0.06779661" calcext:value-type="float">
            <text:p><text:s/>0.068 <text:s text:c="3"/></text:p>
          </table:table-cell>
          <table:table-cell office:value-type="float" office:value="0.2576832" calcext:value-type="float">
            <text:p><text:s/>0.258 <text:s text:c="3"/></text:p>
          </table:table-cell>
          <table:table-cell office:value-type="float" office:value="0.19806763" calcext:value-type="float">
            <text:p><text:s/>0.198 <text:s text:c="3"/></text:p>
          </table:table-cell>
          <table:table-cell office:value-type="float" office:value="0.058823529" calcext:value-type="float">
            <text:p><text:s/>0.059 <text:s text:c="3"/></text:p>
          </table:table-cell>
          <table:table-cell table:formula="of:=AVERAGE([.B5:.E5])" office:value-type="float" office:value="0.14559274225" calcext:value-type="float">
            <text:p><text:s/>0.146 <text:s text:c="3"/></text:p>
          </table:table-cell>
          <table:table-cell table:formula="of:=COM.MICROSOFT.STDEV.S([.B5:.E5])" office:value-type="float" office:value="0.0981478801334379" calcext:value-type="float">
            <text:p><text:s/>0.098 <text:s text:c="3"/></text:p>
          </table:table-cell>
        </table:table-row>
        <table:table-row table:style-name="ro1">
          <table:table-cell office:value-type="string" office:string-value="F4" calcext:value-type="string">
            <text:p><text:s/>F4 </text:p>
          </table:table-cell>
          <table:table-cell office:value-type="float" office:value="0.04978814" calcext:value-type="float">
            <text:p><text:s/>0.050 <text:s text:c="3"/></text:p>
          </table:table-cell>
          <table:table-cell office:value-type="float" office:value="0.2021277" calcext:value-type="float">
            <text:p><text:s/>0.202 <text:s text:c="3"/></text:p>
          </table:table-cell>
          <table:table-cell office:value-type="float" office:value="0.20531401" calcext:value-type="float">
            <text:p><text:s/>0.205 <text:s text:c="3"/></text:p>
          </table:table-cell>
          <table:table-cell office:value-type="float" office:value="0.04059652" calcext:value-type="float">
            <text:p><text:s/>0.041 <text:s text:c="3"/></text:p>
          </table:table-cell>
          <table:table-cell table:formula="of:=AVERAGE([.B6:.E6])" office:value-type="float" office:value="0.1244565925" calcext:value-type="float">
            <text:p><text:s/>0.124 <text:s text:c="3"/></text:p>
          </table:table-cell>
          <table:table-cell table:formula="of:=COM.MICROSOFT.STDEV.S([.B6:.E6])" office:value-type="float" office:value="0.0916126127842957" calcext:value-type="float">
            <text:p><text:s/>0.092 <text:s text:c="3"/></text:p>
          </table:table-cell>
        </table:table-row>
        <table:table-row table:style-name="ro1">
          <table:table-cell office:value-type="string" office:string-value="F7" calcext:value-type="string">
            <text:p><text:s/>F7 </text:p>
          </table:table-cell>
          <table:table-cell office:value-type="float" office:value="0.04872881" calcext:value-type="float">
            <text:p><text:s/>0.049 <text:s text:c="3"/></text:p>
          </table:table-cell>
          <table:table-cell office:value-type="float" office:value="0.1536643" calcext:value-type="float">
            <text:p><text:s/>0.154 <text:s text:c="3"/></text:p>
          </table:table-cell>
          <table:table-cell office:value-type="float" office:value="0.16425121" calcext:value-type="float">
            <text:p><text:s/>0.164 <text:s text:c="3"/></text:p>
          </table:table-cell>
          <table:table-cell office:value-type="float" office:value="0.048053024" calcext:value-type="float">
            <text:p><text:s/>0.048 <text:s text:c="3"/></text:p>
          </table:table-cell>
          <table:table-cell table:formula="of:=AVERAGE([.B7:.E7])" office:value-type="float" office:value="0.103674336" calcext:value-type="float">
            <text:p><text:s/>0.104 <text:s text:c="3"/></text:p>
          </table:table-cell>
          <table:table-cell table:formula="of:=COM.MICROSOFT.STDEV.S([.B7:.E7])" office:value-type="float" office:value="0.0639825375665142" calcext:value-type="float">
            <text:p><text:s/>0.064 <text:s text:c="3"/></text:p>
          </table:table-cell>
        </table:table-row>
        <table:table-row table:style-name="ro1">
          <table:table-cell office:value-type="string" office:string-value="F8" calcext:value-type="string">
            <text:p><text:s/>F8 </text:p>
          </table:table-cell>
          <table:table-cell office:value-type="float" office:value="0.04766949" calcext:value-type="float">
            <text:p><text:s/>0.048 <text:s text:c="3"/></text:p>
          </table:table-cell>
          <table:table-cell office:value-type="float" office:value="0.1406619" calcext:value-type="float">
            <text:p><text:s/>0.141 <text:s text:c="3"/></text:p>
          </table:table-cell>
          <table:table-cell office:value-type="float" office:value="0.21014493" calcext:value-type="float">
            <text:p><text:s/>0.210 <text:s text:c="3"/></text:p>
          </table:table-cell>
          <table:table-cell office:value-type="float" office:value="0.03976802" calcext:value-type="float">
            <text:p><text:s/>0.040 <text:s text:c="3"/></text:p>
          </table:table-cell>
          <table:table-cell table:formula="of:=AVERAGE([.B8:.E8])" office:value-type="float" office:value="0.109561085" calcext:value-type="float">
            <text:p><text:s/>0.110 <text:s text:c="3"/></text:p>
          </table:table-cell>
          <table:table-cell table:formula="of:=COM.MICROSOFT.STDEV.S([.B8:.E8])" office:value-type="float" office:value="0.081211682292608" calcext:value-type="float">
            <text:p><text:s/>0.081 <text:s text:c="3"/></text:p>
          </table:table-cell>
        </table:table-row>
        <table:table-row table:style-name="ro1">
          <table:table-cell office:value-type="string" office:string-value="FP1" calcext:value-type="string">
            <text:p><text:s/>FP1 </text:p>
          </table:table-cell>
          <table:table-cell office:value-type="float" office:value="0.03601695" calcext:value-type="float">
            <text:p><text:s/>0.036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7391304" calcext:value-type="float">
            <text:p><text:s/>0.174 <text:s text:c="3"/></text:p>
          </table:table-cell>
          <table:table-cell office:value-type="float" office:value="0.036454018" calcext:value-type="float">
            <text:p><text:s/>0.036 <text:s text:c="3"/></text:p>
          </table:table-cell>
          <table:table-cell table:formula="of:=AVERAGE([.B9:.E9])" office:value-type="float" office:value="0.061596002" calcext:value-type="float">
            <text:p><text:s/>0.062 <text:s text:c="3"/></text:p>
          </table:table-cell>
          <table:table-cell table:formula="of:=COM.MICROSOFT.STDEV.S([.B9:.E9])" office:value-type="float" office:value="0.0768018917912669" calcext:value-type="float">
            <text:p><text:s/>0.077 <text:s text:c="3"/></text:p>
          </table:table-cell>
        </table:table-row>
        <table:table-row table:style-name="ro1">
          <table:table-cell office:value-type="string" office:string-value="FP2" calcext:value-type="string">
            <text:p><text:s/>FP2 </text:p>
          </table:table-cell>
          <table:table-cell office:value-type="float" office:value="0.03601695" calcext:value-type="float">
            <text:p><text:s/>0.036 <text:s text:c="3"/></text:p>
          </table:table-cell>
          <table:table-cell office:value-type="float" office:value="0.1347518" calcext:value-type="float">
            <text:p><text:s/>0.135 <text:s text:c="3"/></text:p>
          </table:table-cell>
          <table:table-cell office:value-type="float" office:value="0.06521739" calcext:value-type="float">
            <text:p><text:s/>0.065 <text:s text:c="3"/></text:p>
          </table:table-cell>
          <table:table-cell office:value-type="float" office:value="0.036454018" calcext:value-type="float">
            <text:p><text:s/>0.036 <text:s text:c="3"/></text:p>
          </table:table-cell>
          <table:table-cell table:formula="of:=AVERAGE([.B10:.E10])" office:value-type="float" office:value="0.0681100395" calcext:value-type="float">
            <text:p><text:s/>0.068 <text:s text:c="3"/></text:p>
          </table:table-cell>
          <table:table-cell table:formula="of:=COM.MICROSOFT.STDEV.S([.B10:.E10])" office:value-type="float" office:value="0.0464814004182773" calcext:value-type="float">
            <text:p><text:s/>0.046 <text:s text:c="3"/></text:p>
          </table:table-cell>
        </table:table-row>
        <table:table-row table:style-name="ro1">
          <table:table-cell office:value-type="string" office:string-value="FZ" calcext:value-type="string">
            <text:p><text:s/>FZ </text:p>
          </table:table-cell>
          <table:table-cell office:value-type="float" office:value="0.06567797" calcext:value-type="float">
            <text:p><text:s/>0.066 <text:s text:c="3"/></text:p>
          </table:table-cell>
          <table:table-cell office:value-type="float" office:value="0.2375887" calcext:value-type="float">
            <text:p><text:s/>0.238 <text:s text:c="3"/></text:p>
          </table:table-cell>
          <table:table-cell office:value-type="float" office:value="0.22463768" calcext:value-type="float">
            <text:p><text:s/>0.225 <text:s text:c="3"/></text:p>
          </table:table-cell>
          <table:table-cell office:value-type="float" office:value="0.055509528" calcext:value-type="float">
            <text:p><text:s/>0.056 <text:s text:c="3"/></text:p>
          </table:table-cell>
          <table:table-cell table:formula="of:=AVERAGE([.B11:.E11])" office:value-type="float" office:value="0.1458534695" calcext:value-type="float">
            <text:p><text:s/>0.146 <text:s text:c="3"/></text:p>
          </table:table-cell>
          <table:table-cell table:formula="of:=COM.MICROSOFT.STDEV.S([.B11:.E11])" office:value-type="float" office:value="0.0986786752120679" calcext:value-type="float">
            <text:p><text:s/>0.099 <text:s text:c="3"/></text:p>
          </table:table-cell>
        </table:table-row>
        <table:table-row table:style-name="ro1">
          <table:table-cell office:value-type="string" office:string-value="O1" calcext:value-type="string">
            <text:p><text:s/>O1 </text:p>
          </table:table-cell>
          <table:table-cell office:value-type="float" office:value="0.0529661" calcext:value-type="float">
            <text:p><text:s/>0.053 <text:s text:c="3"/></text:p>
          </table:table-cell>
          <table:table-cell office:value-type="float" office:value="0.2068558" calcext:value-type="float">
            <text:p><text:s/>0.207 <text:s text:c="3"/></text:p>
          </table:table-cell>
          <table:table-cell office:value-type="float" office:value="0.24396135" calcext:value-type="float">
            <text:p><text:s/>0.244 <text:s text:c="3"/></text:p>
          </table:table-cell>
          <table:table-cell office:value-type="float" office:value="0.081193041" calcext:value-type="float">
            <text:p><text:s/>0.081 <text:s text:c="3"/></text:p>
          </table:table-cell>
          <table:table-cell table:formula="of:=AVERAGE([.B12:.E12])" office:value-type="float" office:value="0.14624407275" calcext:value-type="float">
            <text:p><text:s/>0.146 <text:s text:c="3"/></text:p>
          </table:table-cell>
          <table:table-cell table:formula="of:=COM.MICROSOFT.STDEV.S([.B12:.E12])" office:value-type="float" office:value="0.0933717742601603" calcext:value-type="float">
            <text:p><text:s/>0.093 <text:s text:c="3"/></text:p>
          </table:table-cell>
        </table:table-row>
        <table:table-row table:style-name="ro1">
          <table:table-cell office:value-type="string" office:string-value="O2" calcext:value-type="string">
            <text:p><text:s/>O2 </text:p>
          </table:table-cell>
          <table:table-cell office:value-type="float" office:value="0.03707627" calcext:value-type="float">
            <text:p><text:s/>0.037 <text:s text:c="3"/></text:p>
          </table:table-cell>
          <table:table-cell office:value-type="float" office:value="0.2009456" calcext:value-type="float">
            <text:p><text:s/>0.201 <text:s text:c="3"/></text:p>
          </table:table-cell>
          <table:table-cell office:value-type="float" office:value="0.19082126" calcext:value-type="float">
            <text:p><text:s/>0.191 <text:s text:c="3"/></text:p>
          </table:table-cell>
          <table:table-cell office:value-type="float" office:value="0.088649544" calcext:value-type="float">
            <text:p><text:s/>0.089 <text:s text:c="3"/></text:p>
          </table:table-cell>
          <table:table-cell table:formula="of:=AVERAGE([.B13:.E13])" office:value-type="float" office:value="0.1293731685" calcext:value-type="float">
            <text:p><text:s/>0.129 <text:s text:c="3"/></text:p>
          </table:table-cell>
          <table:table-cell table:formula="of:=COM.MICROSOFT.STDEV.S([.B13:.E13])" office:value-type="float" office:value="0.0797404371799546" calcext:value-type="float">
            <text:p><text:s/>0.080 <text:s text:c="3"/></text:p>
          </table:table-cell>
        </table:table-row>
        <table:table-row table:style-name="ro1">
          <table:table-cell office:value-type="string" office:string-value="P3" calcext:value-type="string">
            <text:p><text:s/>P3 </text:p>
          </table:table-cell>
          <table:table-cell office:value-type="float" office:value="0.0815678" calcext:value-type="float">
            <text:p><text:s/>0.082 <text:s text:c="3"/></text:p>
          </table:table-cell>
          <table:table-cell office:value-type="float" office:value="0.212766" calcext:value-type="float">
            <text:p><text:s/>0.213 <text:s text:c="3"/></text:p>
          </table:table-cell>
          <table:table-cell office:value-type="float" office:value="0.28019324" calcext:value-type="float">
            <text:p><text:s/>0.280 <text:s text:c="3"/></text:p>
          </table:table-cell>
          <table:table-cell office:value-type="float" office:value="0.078707539" calcext:value-type="float">
            <text:p><text:s/>0.079 <text:s text:c="3"/></text:p>
          </table:table-cell>
          <table:table-cell table:formula="of:=AVERAGE([.B14:.E14])" office:value-type="float" office:value="0.16330864475" calcext:value-type="float">
            <text:p><text:s/>0.163 <text:s text:c="3"/></text:p>
          </table:table-cell>
          <table:table-cell table:formula="of:=COM.MICROSOFT.STDEV.S([.B14:.E14])" office:value-type="float" office:value="0.0999115465293298" calcext:value-type="float">
            <text:p><text:s/>0.100 <text:s text:c="3"/></text:p>
          </table:table-cell>
        </table:table-row>
        <table:table-row table:style-name="ro1">
          <table:table-cell office:value-type="string" office:string-value="P4" calcext:value-type="string">
            <text:p><text:s/>P4 </text:p>
          </table:table-cell>
          <table:table-cell office:value-type="float" office:value="0.06355932" calcext:value-type="float">
            <text:p><text:s/>0.064 <text:s text:c="3"/></text:p>
          </table:table-cell>
          <table:table-cell office:value-type="float" office:value="0.1914894" calcext:value-type="float">
            <text:p><text:s/>0.191 <text:s text:c="3"/></text:p>
          </table:table-cell>
          <table:table-cell office:value-type="float" office:value="0.27777778" calcext:value-type="float">
            <text:p><text:s/>0.278 <text:s text:c="3"/></text:p>
          </table:table-cell>
          <table:table-cell office:value-type="float" office:value="0.061309031" calcext:value-type="float">
            <text:p><text:s/>0.061 <text:s text:c="3"/></text:p>
          </table:table-cell>
          <table:table-cell table:formula="of:=AVERAGE([.B15:.E15])" office:value-type="float" office:value="0.14853388275" calcext:value-type="float">
            <text:p><text:s/>0.149 <text:s text:c="3"/></text:p>
          </table:table-cell>
          <table:table-cell table:formula="of:=COM.MICROSOFT.STDEV.S([.B15:.E15])" office:value-type="float" office:value="0.105479875672956" calcext:value-type="float">
            <text:p><text:s/>0.105 <text:s text:c="3"/></text:p>
          </table:table-cell>
        </table:table-row>
        <table:table-row table:style-name="ro1">
          <table:table-cell office:value-type="string" office:string-value="PZ" calcext:value-type="string">
            <text:p><text:s/>PZ </text:p>
          </table:table-cell>
          <table:table-cell office:value-type="float" office:value="0.06461864" calcext:value-type="float">
            <text:p><text:s/>0.065 <text:s text:c="3"/></text:p>
          </table:table-cell>
          <table:table-cell office:value-type="float" office:value="0.2352246" calcext:value-type="float">
            <text:p><text:s/>0.235 <text:s text:c="3"/></text:p>
          </table:table-cell>
          <table:table-cell office:value-type="float" office:value="0.28019324" calcext:value-type="float">
            <text:p><text:s/>0.280 <text:s text:c="3"/></text:p>
          </table:table-cell>
          <table:table-cell office:value-type="float" office:value="0.048881524" calcext:value-type="float">
            <text:p><text:s/>0.049 <text:s text:c="3"/></text:p>
          </table:table-cell>
          <table:table-cell table:formula="of:=AVERAGE([.B16:.E16])" office:value-type="float" office:value="0.157229501" calcext:value-type="float">
            <text:p><text:s/>0.157 <text:s text:c="3"/></text:p>
          </table:table-cell>
          <table:table-cell table:formula="of:=COM.MICROSOFT.STDEV.S([.B16:.E16])" office:value-type="float" office:value="0.117642640047496" calcext:value-type="float">
            <text:p><text:s/>0.118 <text:s text:c="3"/></text:p>
          </table:table-cell>
        </table:table-row>
        <table:table-row table:style-name="ro1">
          <table:table-cell office:value-type="string" office:string-value="T3" calcext:value-type="string">
            <text:p><text:s/>T3 </text:p>
          </table:table-cell>
          <table:table-cell office:value-type="float" office:value="0.09639831" calcext:value-type="float">
            <text:p><text:s/>0.096 <text:s text:c="3"/></text:p>
          </table:table-cell>
          <table:table-cell office:value-type="float" office:value="0.1725768" calcext:value-type="float">
            <text:p><text:s/>0.173 <text:s text:c="3"/></text:p>
          </table:table-cell>
          <table:table-cell office:value-type="float" office:value="0.20289855" calcext:value-type="float">
            <text:p><text:s/>0.203 <text:s text:c="3"/></text:p>
          </table:table-cell>
          <table:table-cell office:value-type="float" office:value="0.084507042" calcext:value-type="float">
            <text:p><text:s/>0.085 <text:s text:c="3"/></text:p>
          </table:table-cell>
          <table:table-cell table:formula="of:=AVERAGE([.B17:.E17])" office:value-type="float" office:value="0.1390951755" calcext:value-type="float">
            <text:p><text:s/>0.139 <text:s text:c="3"/></text:p>
          </table:table-cell>
          <table:table-cell table:formula="of:=COM.MICROSOFT.STDEV.S([.B17:.E17])" office:value-type="float" office:value="0.0577199457706062" calcext:value-type="float">
            <text:p><text:s/>0.058 <text:s text:c="3"/></text:p>
          </table:table-cell>
        </table:table-row>
        <table:table-row table:style-name="ro1">
          <table:table-cell office:value-type="string" office:string-value="T4" calcext:value-type="string">
            <text:p><text:s/>T4 </text:p>
          </table:table-cell>
          <table:table-cell office:value-type="float" office:value="0.03072034" calcext:value-type="float">
            <text:p><text:s/>0.031 <text:s text:c="3"/></text:p>
          </table:table-cell>
          <table:table-cell office:value-type="float" office:value="0.1713948" calcext:value-type="float">
            <text:p><text:s/>0.171 <text:s text:c="3"/></text:p>
          </table:table-cell>
          <table:table-cell office:value-type="float" office:value="0.28502415" calcext:value-type="float">
            <text:p><text:s/>0.285 <text:s text:c="3"/></text:p>
          </table:table-cell>
          <table:table-cell office:value-type="float" office:value="0.072908036" calcext:value-type="float">
            <text:p><text:s/>0.073 <text:s text:c="3"/></text:p>
          </table:table-cell>
          <table:table-cell table:formula="of:=AVERAGE([.B18:.E18])" office:value-type="float" office:value="0.1400118315" calcext:value-type="float">
            <text:p><text:s/>0.140 <text:s text:c="3"/></text:p>
          </table:table-cell>
          <table:table-cell table:formula="of:=COM.MICROSOFT.STDEV.S([.B18:.E18])" office:value-type="float" office:value="0.113226929531535" calcext:value-type="float">
            <text:p><text:s/>0.113 <text:s text:c="3"/></text:p>
          </table:table-cell>
        </table:table-row>
        <table:table-row table:style-name="ro1">
          <table:table-cell office:value-type="string" office:string-value="T5" calcext:value-type="string">
            <text:p><text:s/>T5 </text:p>
          </table:table-cell>
          <table:table-cell office:value-type="float" office:value="0.08792373" calcext:value-type="float">
            <text:p><text:s/>0.088 <text:s text:c="3"/></text:p>
          </table:table-cell>
          <table:table-cell office:value-type="float" office:value="0.2021277" calcext:value-type="float">
            <text:p><text:s/>0.202 <text:s text:c="3"/></text:p>
          </table:table-cell>
          <table:table-cell office:value-type="float" office:value="0.26328502" calcext:value-type="float">
            <text:p><text:s/>0.263 <text:s text:c="3"/></text:p>
          </table:table-cell>
          <table:table-cell office:value-type="float" office:value="0.052195526" calcext:value-type="float">
            <text:p><text:s/>0.052 <text:s text:c="3"/></text:p>
          </table:table-cell>
          <table:table-cell table:formula="of:=AVERAGE([.B19:.E19])" office:value-type="float" office:value="0.151382994" calcext:value-type="float">
            <text:p><text:s/>0.151 <text:s text:c="3"/></text:p>
          </table:table-cell>
          <table:table-cell table:formula="of:=COM.MICROSOFT.STDEV.S([.B19:.E19])" office:value-type="float" office:value="0.0982553147088473" calcext:value-type="float">
            <text:p><text:s/>0.098 <text:s text:c="3"/></text:p>
          </table:table-cell>
        </table:table-row>
        <table:table-row table:style-name="ro1">
          <table:table-cell office:value-type="string" office:string-value="T6" calcext:value-type="string">
            <text:p><text:s/>T6 </text:p>
          </table:table-cell>
          <table:table-cell office:value-type="float" office:value="0.0434322" calcext:value-type="float">
            <text:p><text:s/>0.043 <text:s text:c="3"/></text:p>
          </table:table-cell>
          <table:table-cell office:value-type="float" office:value="0.1678487" calcext:value-type="float">
            <text:p><text:s/>0.168 <text:s text:c="3"/></text:p>
          </table:table-cell>
          <table:table-cell office:value-type="float" office:value="0.24637681" calcext:value-type="float">
            <text:p><text:s/>0.246 <text:s text:c="3"/></text:p>
          </table:table-cell>
          <table:table-cell office:value-type="float" office:value="0.071251036" calcext:value-type="float">
            <text:p><text:s/>0.071 <text:s text:c="3"/></text:p>
          </table:table-cell>
          <table:table-cell table:formula="of:=AVERAGE([.B20:.E20])" office:value-type="float" office:value="0.1322271865" calcext:value-type="float">
            <text:p><text:s/>0.132 <text:s text:c="3"/></text:p>
          </table:table-cell>
          <table:table-cell table:formula="of:=COM.MICROSOFT.STDEV.S([.B20:.E20])" office:value-type="float" office:value="0.0929187267213599" calcext:value-type="float">
            <text:p><text:s/>0.093 <text:s text:c="3"/></text:p>
          </table:table-cell>
        </table:table-row>
        <table:table-row table:style-name="ro1">
          <table:table-cell office:value-type="string" office:string-value="LOG" calcext:value-type="string">
            <text:p><text:s/>LOG </text:p>
          </table:table-cell>
          <table:table-cell office:value-type="float" office:value="0.15783898" calcext:value-type="float">
            <text:p><text:s/>0.158 <text:s text:c="3"/></text:p>
          </table:table-cell>
          <table:table-cell office:value-type="float" office:value="0.2316785" calcext:value-type="float">
            <text:p><text:s/>0.232 <text:s text:c="3"/></text:p>
          </table:table-cell>
          <table:table-cell office:value-type="float" office:value="0.31400966" calcext:value-type="float">
            <text:p><text:s/>0.314 <text:s text:c="3"/></text:p>
          </table:table-cell>
          <table:table-cell office:value-type="float" office:value="0.186412593" calcext:value-type="float">
            <text:p><text:s/>0.186 <text:s text:c="3"/></text:p>
          </table:table-cell>
          <table:table-cell table:formula="of:=AVERAGE([.B21:.E21])" office:value-type="float" office:value="0.22248493325" calcext:value-type="float">
            <text:p><text:s/>0.222 <text:s text:c="3"/></text:p>
          </table:table-cell>
          <table:table-cell table:formula="of:=COM.MICROSOFT.STDEV.S([.B21:.E21])" office:value-type="float" office:value="0.0681703999278324" calcext:value-type="float">
            <text:p><text:s/>0.068 <text:s text:c="3"/></text:p>
          </table:table-cell>
        </table:table-row>
        <table:table-row table:style-name="ro1">
          <table:table-cell office:value-type="string" office:string-value="ROG" calcext:value-type="string">
            <text:p><text:s/>ROG </text:p>
          </table:table-cell>
          <table:table-cell office:value-type="float" office:value="0.14300847" calcext:value-type="float">
            <text:p><text:s/>0.143 <text:s text:c="3"/></text:p>
          </table:table-cell>
          <table:table-cell office:value-type="float" office:value="0.2198582" calcext:value-type="float">
            <text:p><text:s/>0.220 <text:s text:c="3"/></text:p>
          </table:table-cell>
          <table:table-cell office:value-type="float" office:value="0.27536232" calcext:value-type="float">
            <text:p><text:s/>0.275 <text:s text:c="3"/></text:p>
          </table:table-cell>
          <table:table-cell office:value-type="float" office:value="0.187241094" calcext:value-type="float">
            <text:p><text:s/>0.187 <text:s text:c="3"/></text:p>
          </table:table-cell>
          <table:table-cell table:formula="of:=AVERAGE([.B22:.E22])" office:value-type="float" office:value="0.206367521" calcext:value-type="float">
            <text:p><text:s/>0.206 <text:s text:c="3"/></text:p>
          </table:table-cell>
          <table:table-cell table:formula="of:=COM.MICROSOFT.STDEV.S([.B22:.E22])" office:value-type="float" office:value="0.0557448660187297" calcext:value-type="float">
            <text:p><text:s/>0.056 <text:s text:c="3"/></text:p>
          </table:table-cell>
        </table:table-row>
        <table:table-row table:style-name="ro1">
          <table:table-cell office:value-type="string" office:string-value="EMG" calcext:value-type="string">
            <text:p><text:s/>EMG </text:p>
          </table:table-cell>
          <table:table-cell office:value-type="float" office:value="0.03601695" calcext:value-type="float">
            <text:p><text:s/>0.036 <text:s text:c="3"/></text:p>
          </table:table-cell>
          <table:table-cell office:value-type="float" office:value="0.1158392" calcext:value-type="float">
            <text:p><text:s/>0.116 <text:s text:c="3"/></text:p>
          </table:table-cell>
          <table:table-cell office:value-type="float" office:value="0.27536232" calcext:value-type="float">
            <text:p><text:s/>0.275 <text:s text:c="3"/></text:p>
          </table:table-cell>
          <table:table-cell office:value-type="float" office:value="0.008285004" calcext:value-type="float">
            <text:p><text:s/>0.008 <text:s text:c="3"/></text:p>
          </table:table-cell>
          <table:table-cell table:formula="of:=AVERAGE([.B23:.E23])" office:value-type="float" office:value="0.1088758685" calcext:value-type="float">
            <text:p><text:s/>0.109 <text:s text:c="3"/></text:p>
          </table:table-cell>
          <table:table-cell table:formula="of:=COM.MICROSOFT.STDEV.S([.B23:.E23])" office:value-type="float" office:value="0.119990514270209" calcext:value-type="float">
            <text:p><text:s/>0.120 <text:s text:c="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3:14:43.832799579</meta:creation-date>
    <dc:date>2017-03-29T03:15:15.372230564</dc:date>
    <meta:editing-duration>PT32S</meta:editing-duration>
    <meta:editing-cycles>1</meta:editing-cycles>
    <meta:document-statistic meta:table-count="1" meta:cell-count="158" meta:object-count="0"/>
    <meta:generator>LibreOffice/5.1.6.2$Linux_x86 LibreOffice_project/10m0$Build-2</meta:generator>
  </office:meta>
</office:document-meta>
</file>